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Function.ResultFunction( Supplier &lt; String &gt; sqlSupplier , BiFunction &lt; Connection , String , Statement &gt; statementFunction , StatementFilterFunction filterFunction , ExecuteFunction execut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Func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Function.apply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